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5851_000N022_r0022b_lc3.fits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5852_000N022_r0022b_lc3.fit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N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6220_000N022_r0022b_lc3.fits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6221_001N022_r0022b_lc3.fit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</text:p>
          </table:table-cell>
          <table:table-cell office:value-type="float" office:value="16.74" calcext:value-type="float">
            <text:p>16.74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6391_001N022_r0022b_lc3.fit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N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7169_000N022_r0022b_lc3.fit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N</text:p>
          </table:table-cell>
          <table:table-cell office:value-type="float" office:value="16.71" calcext:value-type="float">
            <text:p>16.71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7237_000N022_r0022b_lc3.fit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7238_000N022_r0022b_lc3.fit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N</text:p>
          </table:table-cell>
          <table:table-cell office:value-type="float" office:value="19.16" calcext:value-type="float">
            <text:p>19.16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7239_000N022_r0022b_lc3.fit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N</text:p>
          </table:table-cell>
          <table:table-cell office:value-type="float" office:value="16.71" calcext:value-type="float">
            <text:p>16.71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1:23:20.3277845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1:37:37.877514474</dc:date>
    <meta:editing-duration>PT2H22M34S</meta:editing-duration>
    <meta:editing-cycles>26</meta:editing-cycles>
    <meta:generator>LibreOffice/7.3.3.2$Linux_X86_64 LibreOffice_project/30$Build-2</meta:generator>
    <meta:document-statistic meta:table-count="1" meta:cell-count="60" meta:object-count="0"/>
  </office:meta>
</office:document-meta>
</file>